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start" fo:margin-left="0cm"/>
    </style:style>
    <style:style style:name="ce5" style:family="table-cell" style:parent-style-name="Default" style:data-style-name="N4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</style:style>
    <style:style style:name="ce8" style:family="table-cell" style:parent-style-name="_30334__20998__27604_" style:data-style-name="N54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ce9" style:family="table-cell" style:parent-style-name="_30334__20998__27604_" style:data-style-name="N54">
      <style:table-cell-properties style:vertical-align="automatic"/>
    </style:style>
    <style:style style:name="ce10" style:family="table-cell" style:parent-style-name="_30334__20998__27604_" style:data-style-name="N54"/>
    <style:style style:name="co1" style:family="table-column">
      <style:table-column-properties fo:break-before="auto" style:column-width="2.35857142857143cm"/>
    </style:style>
    <style:style style:name="co2" style:family="table-column">
      <style:table-column-properties fo:break-before="auto" style:column-width="3.40178571428571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50761904761905cm"/>
    </style:style>
    <style:style style:name="co5" style:family="table-column">
      <style:table-column-properties fo:break-before="auto" style:column-width="1.81428571428571cm"/>
    </style:style>
    <style:style style:name="ro1" style:family="table-row">
      <style:table-row-properties style:row-height="15.45pt" style:use-optimal-row-height="true" fo:break-before="auto"/>
    </style:style>
    <style:style style:name="ro2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統計表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0"/>
        <table:table-column table:style-name="co4" table:default-cell-style-name="ce10"/>
        <table:table-column table:style-name="co3" table:number-columns-repeated="251" table:default-cell-style-name="ce1"/>
        <table:table-column table:style-name="co5" table:number-columns-repeated="16128" table:default-cell-style-name="ce1"/>
        <table:table-row table:style-name="ro1">
          <table:table-cell office:value-type="string" table:style-name="ce2">
            <text:p>年</text:p>
          </table:table-cell>
          <table:table-cell office:value-type="string" table:style-name="ce2">
            <text:p>稻米產量</text:p>
          </table:table-cell>
          <table:table-cell office:value-type="string" table:style-name="ce3">
            <text:p>平均</text:p>
          </table:table-cell>
          <table:table-cell office:value-type="string" table:style-name="ce8">
            <text:p>長期差異</text:p>
          </table:table-cell>
          <table:table-cell office:value-type="string" table:style-name="ce8">
            <text:p>上一年差異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1年</text:p>
          </table:table-cell>
          <table:table-cell office:value-type="float" office:value="1079763" table:style-name="ce5">
            <text:p>1,079,763.000<text:s/></text:p>
          </table:table-cell>
          <table:table-cell office:value-type="float" office:value="1074677.7968461537" table:formula="of:=AVERAGE([.B2:.B14])" table:style-name="ce6">
            <text:p>1074677.797</text:p>
          </table:table-cell>
          <table:table-cell office:value-type="percentage" office:value="4.7318397837657162E-3" table:formula="of:=([.B2]-[.$C$2])/[.$C$2]" table:style-name="ce9">
            <text:p>0.473%</text:p>
          </table:table-cell>
          <table:table-cell table:style-name="ce9"/>
          <table:table-cell table:number-columns-repeated="16379"/>
        </table:table-row>
        <table:table-row table:style-name="ro2">
          <table:table-cell office:value-type="string" table:style-name="ce4">
            <text:p>102年</text:p>
          </table:table-cell>
          <table:table-cell office:value-type="float" office:value="1028801" table:style-name="ce5">
            <text:p>1,028,801.000<text:s/></text:p>
          </table:table-cell>
          <table:table-cell table:style-name="ce6"/>
          <table:table-cell office:value-type="percentage" office:value="-4.2688884966999283E-2" table:formula="of:=([.B3]-[.$C$2])/[.$C$2]" table:style-name="ce9">
            <text:p>-4.269%</text:p>
          </table:table-cell>
          <table:table-cell office:value-type="percentage" office:value="-4.7197394242995919E-2" table:formula="of:=([.B3]-[.B2])/[.B2]" table:style-name="ce9">
            <text:p>-4.720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3年</text:p>
          </table:table-cell>
          <table:table-cell office:value-type="float" office:value="1123414" table:style-name="ce5">
            <text:p>1,123,414.000<text:s/></text:p>
          </table:table-cell>
          <table:table-cell table:style-name="ce6"/>
          <table:table-cell office:value-type="percentage" office:value="4.5349595289743562E-2" table:formula="of:=([.B4]-[.$C$2])/[.$C$2]" table:style-name="ce9">
            <text:p>4.535%</text:p>
          </table:table-cell>
          <table:table-cell office:value-type="percentage" office:value="9.1964335182411372E-2" table:formula="of:=([.B4]-[.B3])/[.B3]" table:style-name="ce9">
            <text:p>9.196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4年</text:p>
          </table:table-cell>
          <table:table-cell office:value-type="float" office:value="1103096" table:style-name="ce5">
            <text:p>1,103,096.000<text:s/></text:p>
          </table:table-cell>
          <table:table-cell table:style-name="ce6"/>
          <table:table-cell office:value-type="percentage" office:value="2.6443463554606729E-2" table:formula="of:=([.B5]-[.$C$2])/[.$C$2]" table:style-name="ce9">
            <text:p>2.644%</text:p>
          </table:table-cell>
          <table:table-cell office:value-type="percentage" office:value="-1.8085941603006549E-2" table:formula="of:=([.B5]-[.B4])/[.B4]" table:style-name="ce9">
            <text:p>-1.809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5年</text:p>
          </table:table-cell>
          <table:table-cell office:value-type="float" office:value="1149726" table:style-name="ce5">
            <text:p>1,149,726.000<text:s/></text:p>
          </table:table-cell>
          <table:table-cell table:style-name="ce6"/>
          <table:table-cell office:value-type="percentage" office:value="6.9833212683922133E-2" table:formula="of:=([.B6]-[.$C$2])/[.$C$2]" table:style-name="ce9">
            <text:p>6.983%</text:p>
          </table:table-cell>
          <table:table-cell office:value-type="percentage" office:value="4.2271932814551043E-2" table:formula="of:=([.B6]-[.B5])/[.B5]" table:style-name="ce9">
            <text:p>4.227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6年</text:p>
          </table:table-cell>
          <table:table-cell office:value-type="float" office:value="1172854" table:style-name="ce5">
            <text:p>1,172,854.000<text:s/></text:p>
          </table:table-cell>
          <table:table-cell table:style-name="ce6"/>
          <table:table-cell office:value-type="percentage" office:value="9.1354081606564358E-2" table:formula="of:=([.B7]-[.$C$2])/[.$C$2]" table:style-name="ce9">
            <text:p>9.135%</text:p>
          </table:table-cell>
          <table:table-cell office:value-type="percentage" office:value="2.0116097226643564E-2" table:formula="of:=([.B7]-[.B6])/[.B6]" table:style-name="ce9">
            <text:p>2.012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7年</text:p>
          </table:table-cell>
          <table:table-cell office:value-type="float" office:value="1065566" table:style-name="ce5">
            <text:p>1,065,566.000<text:s/></text:p>
          </table:table-cell>
          <table:table-cell table:style-name="ce6"/>
          <table:table-cell office:value-type="percentage" office:value="-8.4786313375915835E-3" table:formula="of:=([.B8]-[.$C$2])/[.$C$2]" table:style-name="ce9">
            <text:p>-0.848%</text:p>
          </table:table-cell>
          <table:table-cell office:value-type="percentage" office:value="-9.1476006391247339E-2" table:formula="of:=([.B8]-[.B7])/[.B7]" table:style-name="ce9">
            <text:p>-9.148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8年</text:p>
          </table:table-cell>
          <table:table-cell office:value-type="float" office:value="996618" table:style-name="ce5">
            <text:p>996,618.000<text:s/></text:p>
          </table:table-cell>
          <table:table-cell table:style-name="ce6"/>
          <table:table-cell office:value-type="percentage" office:value="-7.2635535111300331E-2" table:formula="of:=([.B9]-[.$C$2])/[.$C$2]" table:style-name="ce9">
            <text:p>-7.264%</text:p>
          </table:table-cell>
          <table:table-cell office:value-type="percentage" office:value="-6.4705518006392848E-2" table:formula="of:=([.B9]-[.B8])/[.B8]" table:style-name="ce9">
            <text:p>-6.471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9年</text:p>
          </table:table-cell>
          <table:table-cell office:value-type="float" office:value="996617" table:style-name="ce5">
            <text:p>996,617.000<text:s/></text:p>
          </table:table-cell>
          <table:table-cell table:style-name="ce6"/>
          <table:table-cell office:value-type="percentage" office:value="-7.2636465622754956E-2" table:formula="of:=([.B10]-[.$C$2])/[.$C$2]" table:style-name="ce9">
            <text:p>-7.264%</text:p>
          </table:table-cell>
          <table:table-cell office:value-type="percentage" office:value="-1.003393476738329E-6" table:formula="of:=([.B10]-[.B9])/[.B9]" table:style-name="ce9">
            <text:p>0.000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0年</text:p>
          </table:table-cell>
          <table:table-cell office:value-type="float" office:value="1047720" table:style-name="ce5">
            <text:p>1,047,720.000<text:s/></text:p>
          </table:table-cell>
          <table:table-cell table:style-name="ce6"/>
          <table:table-cell office:value-type="percentage" office:value="-2.5084538756887376E-2" table:formula="of:=([.B11]-[.$C$2])/[.$C$2]" table:style-name="ce9">
            <text:p>-2.508%</text:p>
          </table:table-cell>
          <table:table-cell office:value-type="percentage" office:value="5.1276468292232626E-2" table:formula="of:=([.B11]-[.B10])/[.B10]" table:style-name="ce9">
            <text:p>5.128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1年</text:p>
          </table:table-cell>
          <table:table-cell office:value-type="float" office:value="921787" table:style-name="ce5">
            <text:p>921,787.000<text:s/></text:p>
          </table:table-cell>
          <table:table-cell table:style-name="ce6"/>
          <table:table-cell office:value-type="percentage" office:value="-0.14226663777258708" table:formula="of:=([.B12]-[.$C$2])/[.$C$2]" table:style-name="ce9">
            <text:p>-14.227%</text:p>
          </table:table-cell>
          <table:table-cell office:value-type="percentage" office:value="-0.12019719008895506" table:formula="of:=([.B12]-[.B11])/[.B11]" table:style-name="ce9">
            <text:p>-12.020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2年</text:p>
          </table:table-cell>
          <table:table-cell office:value-type="float" office:value="1169988.233" table:style-name="ce5">
            <text:p>1,169,988.233<text:s/></text:p>
          </table:table-cell>
          <table:table-cell table:style-name="ce6"/>
          <table:table-cell office:value-type="percentage" office:value="8.8687452586768731E-2" table:formula="of:=([.B13]-[.$C$2])/[.$C$2]" table:style-name="ce9">
            <text:p>8.869%</text:p>
          </table:table-cell>
          <table:table-cell office:value-type="percentage" office:value="0.26926093880690444" table:formula="of:=([.B13]-[.B12])/[.B12]" table:style-name="ce9">
            <text:p>26.926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3年</text:p>
          </table:table-cell>
          <table:table-cell office:value-type="float" office:value="1114861.1259999999" table:style-name="ce5">
            <text:p>1,114,861.126<text:s/></text:p>
          </table:table-cell>
          <table:table-cell table:style-name="ce6"/>
          <table:table-cell office:value-type="percentage" office:value="3.7391048062751335E-2" table:formula="of:=([.B14]-[.$C$2])/[.$C$2]" table:style-name="ce9">
            <text:p>3.739%</text:p>
          </table:table-cell>
          <table:table-cell office:value-type="percentage" office:value="-4.7117659344869729E-2" table:formula="of:=([.B14]-[.B13])/[.B13]" table:style-name="ce9">
            <text:p>-4.712%</text:p>
          </table:table-cell>
          <table:table-cell table:number-columns-repeated="16379"/>
        </table:table-row>
        <table:table-row table:style-name="ro2">
          <table:table-cell table:number-columns-repeated="2" table:style-name="ce7"/>
          <table:table-cell table:style-name="ce1"/>
          <table:table-cell table:number-columns-repeated="2" table:style-name="ce10"/>
          <table:table-cell table:number-columns-repeated="16379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新細明體" svg:font-family="新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">
      <number:number number:decimal-places="3" number:min-integer-digits="1" number:grouping="true"/>
      <number:text> </number:text>
    </number:number-style>
    <number:number-style style:name="N49P0">
      <number:text>  </number:text>
      <number:number number:decimal-places="2" number:min-integer-digits="1" number:grouping="true"/>
      <number:text> </number:text>
    </number:number-style>
    <number:number-style style:name="N49P1">
      <number:text>  -</number:text>
      <number:number number:decimal-places="2" number:min-integer-digits="1" number:grouping="true"/>
      <number:text> </number:text>
    </number:number-style>
    <number:text-style style:name="N49P2">
      <number:text> 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 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NT$ </number:text>
      <number:number number:decimal-places="2" number:min-integer-digits="1" number:grouping="true"/>
      <number:text> </number:text>
    </number:number-style>
    <number:number-style style:name="N51P1">
      <number:text> NT$ -</number:text>
      <number:number number:decimal-places="2" number:min-integer-digits="1" number:grouping="true"/>
      <number:text> </number:text>
    </number:number-style>
    <number:text-style style:name="N51P2">
      <number:text> NT$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NT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NT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P2">
      <number:text> NT$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percentage-style style:name="N54">
      <number:number number:decimal-places="3" number:min-integer-digits="1"/>
      <number:text>%</number:text>
    </number:percentage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30334__20998__27604_" style:display-name="百分比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dc:creator>鮑星瑜</dc:creator>
    <dc:date>2025-09-05T14:02:22Z</dc:date>
  </office:meta>
</office:document-meta>
</file>